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cb4" officeooo:paragraph-rsid="0008acb4"/>
    </style:style>
    <style:style style:name="P2" style:family="paragraph" style:parent-style-name="Standard">
      <style:text-properties officeooo:paragraph-rsid="0008acb4"/>
    </style:style>
    <style:style style:name="P3" style:family="paragraph" style:parent-style-name="Standard">
      <style:text-properties officeooo:rsid="0008e5c8" officeooo:paragraph-rsid="0008e5c8"/>
    </style:style>
    <style:style style:name="T1" style:family="text">
      <style:text-properties officeooo:rsid="0008acb4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8e5c8"/>
    </style:style>
    <style:style style:name="T4" style:family="text">
      <style:text-properties officeooo:rsid="0008e5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– Lista de comandos –</text:p>
      <text:p text:style-name="P1"/>
      <text:p text:style-name="P1"><text:span text:style-name="T2">- hostname</text:span> (cambiar el hostname)</text:p>
      <text:p text:style-name="P1"><text:span text:style-name="T2">-</text:span> <text:s/><text:span text:style-name="T3">adduser</text:span><text:span text:style-name="T4"> nombre_usuario / </text:span><text:span text:style-name="T3">useradd</text:span><text:span text:style-name="T4"> nombre_usuario (Para añadir un usuario nuevo)</text:span></text:p>
      <text:p text:style-name="P1">- <text:span text:style-name="T3">cat /etc/passwd</text:span><text:span text:style-name="T4"> <text:s/>// </text:span><text:span text:style-name="T3">/etc/groups</text:span><text:span text:style-name="T4"> (lista de usuarios o de grupos)</text:span></text:p>
      <text:p text:style-name="P1"/>
      <text:p text:style-name="P2"><text:span text:style-name="T1">* </text:span>juana:x:1004:1003:JuanaGarcia,,765432198,:/home/juana:/bin/bash</text:p>
      <text:p text:style-name="P2"/>
      <text:p text:style-name="P3">campos: </text:p>
      <text:p text:style-name="P3"/>
      <text:p text:style-name="P3">1.- Nombre del usuario.</text:p>
      <text:p text:style-name="P3">2.- x que significa que la cuenta está habilitada y su contraseña está encriptada</text:p>
      <text:p text:style-name="P3">3.- 1004 número de usuario (la de root es 0 y los usuarios creados empiezan a partir del 1000)</text:p>
      <text:p text:style-name="P3">4.- 1003 número de grupo (un usuario puede pertenecer a varios grupos a la vez pero siempre tienen 1 como principal)</text:p>
      <text:p text:style-name="P3">5.- descripción del usuarios</text:p>
      <text:p text:style-name="P3">6.- directorio $HOME del usuario</text:p>
      <text:p text:style-name="P3">7.- La shell que utiliza por defecto el usuario. Por lo general suele ser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3:16:05.176000000</meta:creation-date>
    <dc:date>2024-03-05T13:45:12.101000000</dc:date>
    <meta:editing-duration>PT18M56S</meta:editing-duration>
    <meta:editing-cycles>1</meta:editing-cycles>
    <meta:document-statistic meta:table-count="0" meta:image-count="0" meta:object-count="0" meta:page-count="1" meta:paragraph-count="13" meta:word-count="115" meta:character-count="725" meta:non-whitespace-character-count="618"/>
    <meta:generator>LibreOffice/7.1.2.2$Windows_X86_64 LibreOffice_project/8a45595d069ef5570103caea1b71cc9d82b2aae4</meta:generator>
  </office:meta>
</office:document-meta>
</file>